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72in" fo:margin-left="-0.0035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5.710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3986in" fo:margin-left="0in" fo:margin-top="0in" fo:margin-bottom="0in" table:align="left" style:writing-mode="lr-tb"/>
    </style:style>
    <style:style style:name="Table2.A" style:family="table-column">
      <style:table-column-properties style:column-width="0.7889in"/>
    </style:style>
    <style:style style:name="Table2.B" style:family="table-column">
      <style:table-column-properties style:column-width="0.3174in"/>
    </style:style>
    <style:style style:name="Table2.C" style:family="table-column">
      <style:table-column-properties style:column-width="5.292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7" style:family="table-row">
      <style:table-row-properties style:min-row-height="0.3299in" fo:keep-together="auto"/>
    </style:style>
    <style:style style:name="P1" style:family="paragraph" style:parent-style-name="Normal_20__28_Web_29_">
      <style:paragraph-properties fo:margin-top="0in" fo:margin-bottom="0in" style:contextual-spacing="false" fo:line-height="115%" fo:text-align="end" style:justify-single-word="false"/>
    </style:style>
    <style:style style:name="P2" style:family="paragraph" style:parent-style-name="Normal_20__28_Web_29_">
      <style:paragraph-properties fo:margin-top="0in" fo:margin-bottom="0in" style:contextual-spacing="false" fo:line-height="115%"/>
    </style:style>
    <style:style style:name="P3" style:family="paragraph" style:parent-style-name="Standard">
      <style:paragraph-properties fo:margin-top="0in" fo:margin-bottom="0.111in" style:contextual-spacing="false" fo:line-height="108%" fo:text-align="justify" style:justify-single-word="false" fo:orphans="2" fo:widows="2" loext:word-spacing-minimum="75%" loext:word-spacing-maximum="133%"/>
      <style:text-properties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Normal_20__28_Web_29_">
      <style:paragraph-properties fo:margin-top="0in" fo:margin-bottom="0in" style:contextual-spacing="false" fo:line-height="115%" fo:text-align="start" style:justify-single-word="false" fo:orphans="2" fo:widows="2"/>
      <style:text-properties style:font-name="Bookman Old Style" fo:language="en" fo:country="IN" style:letter-kerning="false" style:language-complex="ar" style:country-complex="SA"/>
    </style:style>
    <style:style style:name="P5" style:family="paragraph" style:parent-style-name="Normal_20__28_Web_29_">
      <style:paragraph-properties fo:margin-top="0in" fo:margin-bottom="0in" style:contextual-spacing="false" fo:line-height="115%" fo:text-align="justify" style:justify-single-word="false" fo:orphans="2" fo:widows="2" loext:word-spacing-minimum="75%" loext:word-spacing-maximum="133%"/>
      <style:text-properties fo:language="en" fo:country="IN" style:letter-kerning="false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loext:word-spacing-minimum="75%" loext:word-spacing-maximum="133%"/>
      <style:text-properties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loext:word-spacing-minimum="75%" loext:word-spacing-maximum="133%"/>
      <style:text-properties style:font-name="Bookman Old Style" fo:font-size="12pt" fo:language="en" fo:country="IN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8" style:family="paragraph" style:parent-style-name="Normal_20__28_Web_29_">
      <style:paragraph-properties fo:margin-top="0in" fo:margin-bottom="0in" style:contextual-spacing="false" fo:line-height="115%" fo:text-align="start" style:justify-single-word="false" fo:orphans="2" fo:widows="2"/>
      <style:text-properties fo:language="en" fo:country="IN" style:letter-kerning="false" style:language-complex="ar" style:country-complex="SA"/>
    </style:style>
    <style:style style:name="P9" style:family="paragraph" style:parent-style-name="Standard"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8%" fo:text-align="justify" style:justify-single-word="false" fo:orphans="2" fo:widows="2" loext:word-spacing-minimum="75%" loext:word-spacing-maximum="133%"/>
      <style:text-properties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Normal_20__28_Web_29_">
      <style:paragraph-properties fo:margin-top="0in" fo:margin-bottom="0in" style:contextual-spacing="false" fo:line-height="115%" fo:text-align="start" style:justify-single-word="false" fo:orphans="2" fo:widows="2"/>
      <style:text-properties style:font-name="Bookman Old Style" fo:font-size="10pt" fo:language="en" fo:country="IN" style:letter-kerning="false" style:font-size-asian="10pt" style:font-size-complex="10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loext:word-spacing-minimum="75%" loext:word-spacing-maximum="133%"/>
      <style:text-properties style:font-name="Bookman Old Style" fo:font-size="10pt" fo:language="en" fo:country="IN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3" style:family="paragraph" style:parent-style-name="Normal_20__28_Web_29_">
      <style:paragraph-properties fo:margin-top="0in" fo:margin-bottom="0in" style:contextual-spacing="false" fo:text-align="justify" style:justify-single-word="false" fo:orphans="2" fo:widows="2" loext:word-spacing-minimum="75%" loext:word-spacing-maximum="133%"/>
      <style:text-properties fo:language="en" fo:country="IN" style:letter-kerning="false" style:language-complex="ar" style:country-complex="SA"/>
    </style:style>
    <style:style style:name="P14" style:family="paragraph" style:parent-style-name="Normal_20__28_Web_29_">
      <style:paragraph-properties fo:margin-top="0in" fo:margin-bottom="0in" style:contextual-spacing="false" fo:line-height="115%" fo:text-align="justify" style:justify-single-word="false" fo:orphans="2" fo:widows="2" loext:word-spacing-minimum="75%" loext:word-spacing-maximum="133%"/>
      <style:text-properties style:font-name="Bookman Old Style" fo:font-size="10pt" fo:language="en" fo:country="IN" fo:font-weight="bold" style:letter-kerning="false" style:font-size-asian="10pt" style:font-weight-asian="bold" style:font-size-complex="10pt" style:language-complex="ar" style:country-complex="SA" style:font-weight-complex="bold"/>
    </style:style>
    <style:style style:name="P15" style:family="paragraph" style:parent-style-name="Normal_20__28_Web_29_">
      <style:paragraph-properties fo:margin-top="0in" fo:margin-bottom="0in" style:contextual-spacing="false" fo:text-align="justify" style:justify-single-word="false" fo:orphans="2" fo:widows="2" loext:word-spacing-minimum="75%" loext:word-spacing-maximum="133%"/>
      <style:text-properties style:font-name="Bookman Old Style" fo:font-size="10pt" fo:language="en" fo:country="IN" fo:font-weight="bold" style:letter-kerning="false" style:font-size-asian="10pt" style:font-weight-asian="bold" style:font-size-complex="10pt" style:language-complex="ar" style:country-complex="SA" style:font-weight-complex="bold"/>
    </style:style>
    <style:style style:name="P16" style:family="paragraph" style:parent-style-name="Normal_20__28_Web_29_">
      <style:paragraph-properties fo:margin-top="0.1945in" fo:margin-bottom="0in" style:contextual-spacing="false" fo:line-height="115%" fo:text-align="justify" style:justify-single-word="false" fo:orphans="2" fo:widows="2" loext:word-spacing-minimum="75%" loext:word-spacing-maximum="133%"/>
      <style:text-properties fo:language="en" fo:country="IN" style:letter-kerning="false" style:language-complex="ar" style:country-complex="SA"/>
    </style:style>
    <style:style style:name="P17" style:family="paragraph" style:parent-style-name="Normal_20__28_Web_29_">
      <style:paragraph-properties fo:margin-top="0in" fo:margin-bottom="0in" style:contextual-spacing="false" fo:text-align="start" style:justify-single-word="false" fo:orphans="2" fo:widows="2"/>
      <style:text-properties style:font-name="Bookman Old Style" fo:font-size="10pt" fo:language="en" fo:country="IN" officeooo:paragraph-rsid="000974b6" style:letter-kerning="false" style:font-size-asian="10pt" style:font-size-complex="10pt" style:language-complex="ar" style:country-complex="SA"/>
    </style:style>
    <style:style style:name="P18" style:family="paragraph" style:parent-style-name="Normal_20__28_Web_29_">
      <style:paragraph-properties fo:margin-top="0in" fo:margin-bottom="0in" style:contextual-spacing="false" fo:text-align="start" style:justify-single-word="false" fo:orphans="2" fo:widows="2"/>
      <style:text-properties fo:language="en" fo:country="IN" officeooo:paragraph-rsid="000974b6" style:letter-kerning="false" style:language-complex="ar" style:country-complex="SA"/>
    </style:style>
    <style:style style:name="P19" style:family="paragraph" style:parent-style-name="Normal_20__28_Web_29_">
      <style:paragraph-properties fo:margin-top="0in" fo:margin-bottom="0.111in" style:contextual-spacing="false" fo:text-align="justify" style:justify-single-word="false" fo:orphans="2" fo:widows="2" loext:word-spacing-minimum="75%" loext:word-spacing-maximum="133%"/>
      <style:text-properties style:font-name="Bookman Old Style" fo:font-size="10pt" fo:language="en" fo:country="IN" fo:font-weight="bold" style:letter-kerning="false" style:font-size-asian="10pt" style:font-weight-asian="bold" style:font-size-complex="10pt" style:language-complex="ar" style:country-complex="SA" style:font-weight-complex="bold"/>
    </style:style>
    <style:style style:name="P20" style:family="paragraph" style:parent-style-name="Normal_20__28_Web_29_">
      <style:paragraph-properties fo:margin-top="0in" fo:margin-bottom="0in" style:contextual-spacing="false" fo:text-align="start" style:justify-single-word="false" fo:orphans="2" fo:widows="2"/>
      <style:text-properties style:font-name="Bookman Old Style" fo:font-size="10pt" fo:language="en" fo:country="IN" fo:font-weight="bold" style:letter-kerning="false" style:font-size-asian="10pt" style:font-weight-asian="bold" style:font-size-complex="10pt" style:language-complex="ar" style:country-complex="SA" style:font-weight-complex="bold"/>
    </style:style>
    <style:style style:name="P21" style:family="paragraph" style:parent-style-name="Normal_20__28_Web_29_">
      <style:paragraph-properties fo:margin-top="0in" fo:margin-bottom="0in" style:contextual-spacing="false" fo:text-align="start" style:justify-single-word="false" fo:orphans="2" fo:widows="2"/>
      <style:text-properties fo:language="en" fo:country="IN" style:letter-kerning="false" style:language-complex="ar" style:country-complex="SA"/>
    </style:style>
    <style:style style:name="P22" style:family="paragraph" style:parent-style-name="Normal_20__28_Web_29_">
      <style:paragraph-properties fo:margin-top="0in" fo:margin-bottom="0in" style:contextual-spacing="false" fo:text-align="start" style:justify-single-word="false" fo:orphans="2" fo:widows="2"/>
      <style:text-properties style:font-name="Bookman Old Style" fo:font-size="10pt" fo:language="en" fo:country="IN" style:letter-kerning="false" style:font-size-asian="10pt" style:font-size-complex="10pt" style:language-complex="ar" style:country-complex="SA"/>
    </style:style>
    <style:style style:name="P23" style:family="paragraph" style:parent-style-name="Normal_20__28_Web_29_">
      <style:paragraph-properties fo:margin-right="-0.2709in" fo:margin-top="0in" fo:margin-bottom="0in" style:contextual-spacing="false" fo:line-height="115%" fo:text-align="start" style:justify-single-word="false" fo:orphans="2" fo:widows="2"/>
      <style:text-properties fo:language="en" fo:country="IN" style:letter-kerning="false" style:language-complex="ar" style:country-complex="SA"/>
    </style:style>
    <style:style style:name="P24" style:family="paragraph" style:parent-style-name="Normal_20__28_Web_29_">
      <style:paragraph-properties fo:margin-top="0in" fo:margin-bottom="0in" style:contextual-spacing="false" fo:text-align="justify" style:justify-single-word="false" fo:orphans="2" fo:widows="2" loext:word-spacing-minimum="75%" loext:word-spacing-maximum="133%"/>
      <style:text-properties style:font-name="Bookman Old Style" fo:font-size="10pt" fo:language="en" fo:country="IN" fo:font-weight="bold" officeooo:paragraph-rsid="000974b6" style:letter-kerning="false" style:font-size-asian="10pt" style:font-weight-asian="bold" style:font-size-complex="10pt" style:language-complex="ar" style:country-complex="SA" style:font-weight-complex="bold"/>
    </style:style>
    <style:style style:name="P25" style:family="paragraph" style:parent-style-name="Standard">
      <style:text-properties style:font-name="Bookman Old Style" fo:font-size="10pt" style:font-size-asian="10pt" style:font-size-complex="10pt"/>
    </style:style>
    <style:style style:name="T1" style:family="text">
      <style:text-properties style:font-name="Bookman Old Style" fo:font-weight="bold" style:font-weight-asian="bold" style:font-weight-complex="bold"/>
    </style:style>
    <style:style style:name="T2" style:family="text">
      <style:text-properties style:font-name="Bookman Old Style" fo:font-weight="bold" officeooo:rsid="0004b7ab" style:font-weight-asian="bold" style:font-weight-complex="bold"/>
    </style:style>
    <style:style style:name="T3" style:family="text">
      <style:text-properties style:font-name="Bookman Old Style" style:font-name-asian="F"/>
    </style:style>
    <style:style style:name="T4" style:family="text">
      <style:text-properties style:font-name="Bookman Old Style"/>
    </style:style>
    <style:style style:name="T5" style:family="text">
      <style:text-properties style:font-name="Bookman Old Style" fo:font-weight="bold" style:font-name-asian="F" style:font-weight-asian="bold" style:font-weight-complex="bold"/>
    </style:style>
    <style:style style:name="T6" style:family="text">
      <style:text-properties style:font-name="Bookman Old Style" fo:font-size="12pt" style:font-size-asian="12pt" style:font-size-complex="12pt"/>
    </style:style>
    <style:style style:name="T7" style:family="text"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Bookman Old Style" fo:font-size="10pt" style:font-size-asian="10pt" style:font-size-complex="10pt"/>
    </style:style>
    <style:style style:name="T9" style:family="text">
      <style:text-properties style:font-name="Bookman Old Style" fo:font-size="10pt" style:font-name-asian="F" style:font-size-asian="10pt" style:font-size-complex="10pt"/>
    </style:style>
    <style:style style:name="T10" style:family="text">
      <style:text-properties style:font-name="Bookman Old Style"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Tail </text:span><text:bookmark-start text:name="_Hlk223385463"/><text:span text:style-name="T1">6-3-26</text:span></text:p>
      <text:p text:style-name="P2" loext:marker-style-name="T3"><text:span text:style-name="T1">Experiment 4:</text:span><text:span text:style-name="T4"> <text:s/></text:span><text:span text:style-name="T5">Combined Linux Commands</text:span><text:span text:style-name="T3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 loext:marker-style-name="T6"><text:span text:style-name="T6">I. </text:span><text:span text:style-name="T6"/></text:p>
            <text:p text:style-name="P4" loext:marker-style-name="T4"/>
          </table:table-cell>
          <table:table-cell table:style-name="Table1.A1" office:value-type="string">
            <text:p text:style-name="P3" loext:marker-style-name="T6"><text:span text:style-name="T6">a) </text:span><text:span text:style-name="T6"/></text:p>
            <text:p text:style-name="P4" loext:marker-style-name="T4"/>
          </table:table-cell>
          <table:table-cell table:style-name="Table1.A1" office:value-type="string">
            <text:p text:style-name="P5" loext:marker-style-name="T4"><text:span text:style-name="T4">Create a directory named </text:span><text:span text:style-name="T3">lab1</text:span><text:span text:style-name="T4">, move into it, create a file </text:span><text:span text:style-name="T3">data.txt</text:span><text:span text:style-name="T4">, write some content using </text:span><text:span text:style-name="T3">echo</text:span><text:span text:style-name="T4">, and display it using </text:span><text:span text:style-name="T3">cat</text:span><text:span text:style-name="T4">.<text:line-break/>(Commands: </text:span><text:span text:style-name="T3">mkdir</text:span><text:span text:style-name="T4">, </text:span><text:span text:style-name="T3">cd</text:span><text:span text:style-name="T4">, </text:span><text:span text:style-name="T3">echo</text:span><text:span text:style-name="T4">, </text:span><text:span text:style-name="T3">cat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4"/>
          </table:table-cell>
          <table:table-cell table:style-name="Table1.A1" office:value-type="string">
            <text:p text:style-name="P3" loext:marker-style-name="T6"><text:span text:style-name="T6">b) </text:span><text:span text:style-name="T6"/></text:p>
            <text:p text:style-name="P4" loext:marker-style-name="T4"/>
          </table:table-cell>
          <table:table-cell table:style-name="Table1.A1" office:value-type="string">
            <text:p text:style-name="P5" loext:marker-style-name="T4"><text:span text:style-name="T4">Display the last 10 lines of a file and count the number of empty lines. (Commands: </text:span><text:span text:style-name="T3">tail</text:span><text:span text:style-name="T4">, </text:span><text:span text:style-name="T3">grep '^$'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4"/>
          </table:table-cell>
          <table:table-cell table:style-name="Table1.A1" office:value-type="string">
            <text:p text:style-name="P6" loext:marker-style-name="T6"><text:span text:style-name="T6">c)</text:span><text:span text:style-name="T6"/></text:p>
          </table:table-cell>
          <table:table-cell table:style-name="Table1.A1" office:value-type="string">
            <text:p text:style-name="P5" loext:marker-style-name="T4"><text:span text:style-name="T4">Create a new user </text:span><text:span text:style-name="T3">student1</text:span><text:span text:style-name="T4">, set password, create a script file </text:span><text:span text:style-name="T3">test.sh</text:span><text:span text:style-name="T4">, change its ownership to </text:span><text:span text:style-name="T3">student1</text:span><text:span text:style-name="T4">, and grant execute permission only to the owner. (Commands: </text:span><text:span text:style-name="T3">useradd</text:span><text:span text:style-name="T4">, </text:span><text:span text:style-name="T3">passwd</text:span><text:span text:style-name="T4">, </text:span><text:span text:style-name="T3">chown</text:span><text:span text:style-name="T4">, </text:span><text:span text:style-name="T3">chmod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3" loext:marker-style-name="T6"><text:span text:style-name="T6">II.</text:span><text:span text:style-name="T6"/></text:p>
            <text:p text:style-name="P4" loext:marker-style-name="T4"/>
          </table:table-cell>
          <table:table-cell table:style-name="Table1.A1" office:value-type="string">
            <text:p text:style-name="P3" loext:marker-style-name="T6"><text:span text:style-name="T6">a) </text:span><text:span text:style-name="T6"/></text:p>
            <text:p text:style-name="P7" loext:marker-style-name="T6"/>
          </table:table-cell>
          <table:table-cell table:style-name="Table1.A1" office:value-type="string">
            <text:p text:style-name="P5" loext:marker-style-name="T4"><text:span text:style-name="T4">Create a file </text:span><text:span text:style-name="T3">students.txt</text:span><text:span text:style-name="T4">, insert multiple lines using </text:span><text:span text:style-name="T3">cat</text:span><text:span text:style-name="T4">, and display lines containing the word "MCA". (Commands: </text:span><text:span text:style-name="T3">cat</text:span><text:span text:style-name="T4">, </text:span><text:span text:style-name="T3">grep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4"/>
          </table:table-cell>
          <table:table-cell table:style-name="Table1.A1" office:value-type="string">
            <text:p text:style-name="P3" loext:marker-style-name="T6"><text:span text:style-name="T6">b) </text:span><text:span text:style-name="T6"/></text:p>
            <text:p text:style-name="P7" loext:marker-style-name="T6"/>
          </table:table-cell>
          <table:table-cell table:style-name="Table1.A1" office:value-type="string">
            <text:p text:style-name="P5" loext:marker-style-name="T4"><text:span text:style-name="T4">Copy </text:span><text:span text:style-name="T3">students.txt</text:span><text:span text:style-name="T4"> to </text:span><text:span text:style-name="T3">backup.txt</text:span><text:span text:style-name="T4">, rename it to </text:span><text:span text:style-name="T3">final.txt</text:span><text:span text:style-name="T4">, and delete the original file. (Commands: </text:span><text:span text:style-name="T3">cp</text:span><text:span text:style-name="T4">, </text:span><text:span text:style-name="T3">mv</text:span><text:span text:style-name="T4">, </text:span><text:span text:style-name="T3">rm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4"/>
          </table:table-cell>
          <table:table-cell table:style-name="Table1.A1" office:value-type="string">
            <text:p text:style-name="P6" loext:marker-style-name="T6"><text:span text:style-name="T6">c)</text:span><text:span text:style-name="T6"/></text:p>
          </table:table-cell>
          <table:table-cell table:style-name="Table1.A1" office:value-type="string">
            <text:p text:style-name="P8" loext:marker-style-name="T4"><text:span text:style-name="T4">Generate an SSH key pair and copy it to a remote system for password-less login. (Commands: </text:span><text:span text:style-name="T3">ssh-keygen</text:span><text:span text:style-name="T4">, </text:span><text:span text:style-name="T3">ssh-copy-id</text:span><text:span text:style-name="T4">, </text:span><text:span text:style-name="T3">ssh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3" loext:marker-style-name="T6"><text:span text:style-name="T6">III.</text:span><text:span text:style-name="T6"/></text:p>
            <text:p text:style-name="P4" loext:marker-style-name="T4"/>
          </table:table-cell>
          <table:table-cell table:style-name="Table1.A1" office:value-type="string">
            <text:p text:style-name="P3" loext:marker-style-name="T6"><text:span text:style-name="T6">a) </text:span><text:span text:style-name="T6"/></text:p>
            <text:p text:style-name="P7" loext:marker-style-name="T6"/>
          </table:table-cell>
          <table:table-cell table:style-name="Table1.A1" office:value-type="string">
            <text:p text:style-name="P8" loext:marker-style-name="T4"><text:span text:style-name="T4">Count the number of words and lines in a file, then display the first 5 lines. (Commands: </text:span><text:span text:style-name="T3">wc</text:span><text:span text:style-name="T4">, </text:span><text:span text:style-name="T3">head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4"/>
          </table:table-cell>
          <table:table-cell table:style-name="Table1.A1" office:value-type="string">
            <text:p text:style-name="P3" loext:marker-style-name="T6"><text:span text:style-name="T6">b) </text:span><text:span text:style-name="T6"/></text:p>
            <text:p text:style-name="P7" loext:marker-style-name="T6"/>
          </table:table-cell>
          <table:table-cell table:style-name="Table1.A1" office:value-type="string">
            <text:p text:style-name="P8" loext:marker-style-name="T4"><text:span text:style-name="T4">Create 3 files and compress them into </text:span><text:span text:style-name="T3">archive.tar</text:span><text:span text:style-name="T4">, then extract into a new directory. (Commands: </text:span><text:span text:style-name="T3">touch</text:span><text:span text:style-name="T4">, </text:span><text:span text:style-name="T3">tar</text:span><text:span text:style-name="T4">, </text:span><text:span text:style-name="T3">mkdir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4"/>
          </table:table-cell>
          <table:table-cell table:style-name="Table1.A1" office:value-type="string">
            <text:p text:style-name="P6" loext:marker-style-name="T6"><text:span text:style-name="T6">c)</text:span><text:span text:style-name="T6"/></text:p>
          </table:table-cell>
          <table:table-cell table:style-name="Table1.A1" office:value-type="string">
            <text:p text:style-name="P8" loext:marker-style-name="T4"><text:span text:style-name="T4">Search for lines that start with "Error" and do not contain the word "critical". (Commands: </text:span><text:span text:style-name="T3">grep '^Error'</text:span><text:span text:style-name="T4">, </text:span><text:span text:style-name="T3">grep -v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8" loext:marker-style-name="T4"><text:span text:style-name="T4">IV.</text:span><text:span text:style-name="T4"/></text:p>
          </table:table-cell>
          <table:table-cell table:style-name="Table1.A1" office:value-type="string">
            <text:p text:style-name="P3" loext:marker-style-name="T6"><text:span text:style-name="T6">a) </text:span><text:span text:style-name="T6"/></text:p>
            <text:p text:style-name="P7" loext:marker-style-name="T6"/>
          </table:table-cell>
          <table:table-cell table:style-name="Table1.A1" office:value-type="string">
            <text:p text:style-name="P5" loext:marker-style-name="T4"><text:span text:style-name="T4">Create a file using </text:span><text:span text:style-name="T3">echo</text:span><text:span text:style-name="T4">, append additional content using redirection (</text:span><text:span text:style-name="T3">&gt;&gt;</text:span><text:span text:style-name="T4">), and display using </text:span><text:span text:style-name="T3">less</text:span><text:span text:style-name="T4">. (Commands: </text:span><text:span text:style-name="T3">echo</text:span><text:span text:style-name="T4">, </text:span><text:span text:style-name="T3">&gt;&gt;</text:span><text:span text:style-name="T4">, </text:span><text:span text:style-name="T3">less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4"/>
          </table:table-cell>
          <table:table-cell table:style-name="Table1.A1" office:value-type="string">
            <text:p text:style-name="P3" loext:marker-style-name="T6"><text:span text:style-name="T6">b) </text:span><text:span text:style-name="T6"/></text:p>
            <text:p text:style-name="P7" loext:marker-style-name="T6"/>
          </table:table-cell>
          <table:table-cell table:style-name="Table1.A1" office:value-type="string">
            <text:p text:style-name="P5" loext:marker-style-name="T4"><text:span text:style-name="T4">Grant read and write permission to the group for </text:span><text:span text:style-name="T3">final.txt</text:span><text:span text:style-name="T4">, and verify permissions.(Commands: </text:span><text:span text:style-name="T3">chmod</text:span><text:span text:style-name="T4">, </text:span><text:span text:style-name="T3">ls -l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4"/>
          </table:table-cell>
          <table:table-cell table:style-name="Table1.A1" office:value-type="string">
            <text:p text:style-name="P6" loext:marker-style-name="T6"><text:span text:style-name="T6">c)</text:span><text:span text:style-name="T6"/></text:p>
          </table:table-cell>
          <table:table-cell table:style-name="Table1.A1" office:value-type="string">
            <text:p text:style-name="P5" loext:marker-style-name="T4"><text:span text:style-name="T4">Display running processes of the current logged-in user in detailed format and show disk usage in human-readable format.<text:line-break/>(Commands: </text:span><text:span text:style-name="T3">ps</text:span><text:span text:style-name="T4">, </text:span><text:span text:style-name="T3">df -h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8" loext:marker-style-name="T4"><text:span text:style-name="T4">V.</text:span><text:span text:style-name="T4"/></text:p>
          </table:table-cell>
          <table:table-cell table:style-name="Table1.A1" office:value-type="string">
            <text:p text:style-name="P3" loext:marker-style-name="T6"><text:span text:style-name="T6">a) </text:span><text:span text:style-name="T6"/></text:p>
            <text:p text:style-name="P7" loext:marker-style-name="T6"/>
          </table:table-cell>
          <table:table-cell table:style-name="Table1.A1" office:value-type="string">
            <text:p text:style-name="P5" loext:marker-style-name="T4"><text:span text:style-name="T4">Find all </text:span><text:span text:style-name="T3">.txt</text:span><text:span text:style-name="T4"> files in the current directory and show their details.<text:line-break/>(Commands: </text:span><text:span text:style-name="T3">find</text:span><text:span text:style-name="T4">, </text:span><text:span text:style-name="T3">ls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4"/>
          </table:table-cell>
          <table:table-cell table:style-name="Table1.A1" office:value-type="string">
            <text:p text:style-name="P3" loext:marker-style-name="T6"><text:span text:style-name="T6">b) </text:span><text:span text:style-name="T6"/></text:p>
            <text:p text:style-name="P7" loext:marker-style-name="T6"/>
          </table:table-cell>
          <table:table-cell table:style-name="Table1.A1" office:value-type="string">
            <text:p text:style-name="P5" loext:marker-style-name="T4"><text:span text:style-name="T4">Extract the first column from a file using </text:span><text:span text:style-name="T3">cut</text:span><text:span text:style-name="T4">, combine it with another file using </text:span><text:span text:style-name="T3">paste</text:span><text:span text:style-name="T4">, and save the output using redirection.(Commands: </text:span><text:span text:style-name="T3">cut</text:span><text:span text:style-name="T4">, </text:span><text:span text:style-name="T3">paste</text:span><text:span text:style-name="T4">, </text:span><text:span text:style-name="T3">&gt;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4"/>
          </table:table-cell>
          <table:table-cell table:style-name="Table1.A1" office:value-type="string">
            <text:p text:style-name="P6" loext:marker-style-name="T6"><text:span text:style-name="T6">c)</text:span><text:span text:style-name="T6"/></text:p>
          </table:table-cell>
          <table:table-cell table:style-name="Table1.A1" office:value-type="string">
            <text:p text:style-name="P5" loext:marker-style-name="T4"><text:span text:style-name="T4">Monitor system processes using </text:span><text:span text:style-name="T3">top</text:span><text:span text:style-name="T4">, exit the command properly, then list current directory contents with detailed permissions. (Commands: </text:span><text:span text:style-name="T3">top</text:span><text:span text:style-name="T4">, </text:span><text:span text:style-name="T3">ls -l</text:span><text:span text:style-name="T4">)</text:span></text:p>
          </table:table-cell>
        </table:table-row>
      </table:table>
      <text:p text:style-name="P9" loext:marker-style-name="T7"/>
      <text:p text:style-name="P9" loext:marker-style-name="T7"><text:soft-page-break/></text:p>
      <text:p text:style-name="P9" loext:marker-style-name="T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 loext:marker-style-name="T8"><text:span text:style-name="T8">I. </text:span><text:span text:style-name="T8"/></text:p>
            <text:p text:style-name="P11" loext:marker-style-name="T8"/>
          </table:table-cell>
          <table:table-cell table:style-name="Table2.A1" office:value-type="string">
            <text:p text:style-name="P10" loext:marker-style-name="T8"><text:span text:style-name="T8">a) </text:span><text:span text:style-name="T8"/></text:p>
            <text:p text:style-name="P11" loext:marker-style-name="T8"/>
          </table:table-cell>
          <table:table-cell table:style-name="Table2.A1" office:value-type="string">
            <text:p text:style-name="P5" loext:marker-style-name="T8"><text:span text:style-name="T8">Create a directory named </text:span><text:span text:style-name="T9">lab1</text:span><text:span text:style-name="T8">, move into it, create a file </text:span><text:span text:style-name="T9">data.txt</text:span><text:span text:style-name="T8">, write some content using </text:span><text:span text:style-name="T9">echo</text:span><text:span text:style-name="T8">, and display it using </text:span><text:span text:style-name="T9">cat</text:span><text:span text:style-name="T8">.<text:line-break/>(Commands: </text:span><text:span text:style-name="T9">mkdir</text:span><text:span text:style-name="T8">, </text:span><text:span text:style-name="T9">cd</text:span><text:span text:style-name="T8">, </text:span><text:span text:style-name="T9">echo</text:span><text:span text:style-name="T8">, </text:span><text:span text:style-name="T9">cat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13" loext:marker-style-name="T8"><text:span text:style-name="T8">Output</text:span><text:span text:style-name="T8"/></text:p>
            <text:p text:style-name="P13" loext:marker-style-name="T10"><text:span text:style-name="T10">$ mkdir lab1</text:span><text:span text:style-name="T10"/></text:p>
            <text:p text:style-name="P13" loext:marker-style-name="T10"><text:span text:style-name="T10">$ cd lab1</text:span><text:span text:style-name="T10"/></text:p>
            <text:p text:style-name="P13" loext:marker-style-name="T10"><text:span text:style-name="T10">$ echo "Linux Lab Experiment" &gt; data.txt</text:span><text:span text:style-name="T10"/></text:p>
            <text:p text:style-name="P13" loext:marker-style-name="T10"><text:span text:style-name="T10">$ cat data.txt</text:span><text:span text:style-name="T10"/></text:p>
            <text:p text:style-name="P5" loext:marker-style-name="T8"><text:span text:style-name="T8">Linux Lab Experiment</text:span><text:span text:style-name="T8"/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10" loext:marker-style-name="T8"><text:span text:style-name="T8">b) </text:span><text:span text:style-name="T8"/></text:p>
            <text:p text:style-name="P11" loext:marker-style-name="T8"/>
          </table:table-cell>
          <table:table-cell table:style-name="Table2.A1" office:value-type="string">
            <text:p text:style-name="P5" loext:marker-style-name="T8"><text:span text:style-name="T8">Display the last 10 lines of a file and count the number of empty lines. (Commands: </text:span><text:span text:style-name="T9">tail</text:span><text:span text:style-name="T8">, </text:span><text:span text:style-name="T9">grep '^$'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14" loext:marker-style-name="T10">mca@MCA09:~/Desktop/network/lab1$ tail -n 10 data.txt</text:p>
            <text:p text:style-name="P14" loext:marker-style-name="T10">hjsdfkjf</text:p>
            <text:p text:style-name="P14" loext:marker-style-name="T10">frjknm</text:p>
            <text:p text:style-name="P14" loext:marker-style-name="T10">fdf</text:p>
            <text:p text:style-name="P14" loext:marker-style-name="T10">fgbdnm</text:p>
            <text:p text:style-name="P15" loext:marker-style-name="T10">mca@MCA09:~/Desktop/network/lab1$ grep '^$' data.txt | wc -l</text:p>
            <text:p text:style-name="P15" loext:marker-style-name="T10">1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6" loext:marker-style-name="T8"><text:span text:style-name="T8">c)</text:span><text:span text:style-name="T8"/></text:p>
          </table:table-cell>
          <table:table-cell table:style-name="Table2.A1" office:value-type="string">
            <text:p text:style-name="P5" loext:marker-style-name="T8"><text:span text:style-name="T8">Create a new user </text:span><text:span text:style-name="T9">student1</text:span><text:span text:style-name="T8">, set password, create a script file </text:span><text:span text:style-name="T9">test.sh</text:span><text:span text:style-name="T8">, change its ownership to </text:span><text:span text:style-name="T9">student1</text:span><text:span text:style-name="T8">, and grant execute permission only to the owner. (Commands: </text:span><text:span text:style-name="T9">useradd</text:span><text:span text:style-name="T8">, </text:span><text:span text:style-name="T9">passwd</text:span><text:span text:style-name="T8">, </text:span><text:span text:style-name="T9">chown</text:span><text:span text:style-name="T8">, </text:span><text:span text:style-name="T9">chmod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14" loext:marker-style-name="T10">mca@MCA09:~/Desktop/network/lab1$ sudo useradd student2</text:p>
            <text:p text:style-name="P14" loext:marker-style-name="T10">[sudo] password for mca: </text:p>
            <text:p text:style-name="P5" loext:marker-style-name="T10"><text:span text:style-name="T10">$ sudo passwd student1</text:span><text:span text:style-name="T10"/></text:p>
            <text:p text:style-name="P5" loext:marker-style-name="T8"><text:span text:style-name="T8">Output</text:span><text:span text:style-name="T8"/></text:p>
            <text:p text:style-name="P16" loext:marker-style-name="T8"><text:span text:style-name="T8">New password:</text:span><text:span text:style-name="T8"/></text:p>
            <text:p text:style-name="P16" loext:marker-style-name="T8"><text:span text:style-name="T8">Retype new password:</text:span><text:span text:style-name="T8"/></text:p>
            <text:p text:style-name="P5" loext:marker-style-name="T8"><text:span text:style-name="T8">passwd: password updated successfully</text:span><text:span text:style-name="T8"/></text:p>
            <text:p text:style-name="P5" loext:marker-style-name="T10"><text:span text:style-name="T10">$ sudo touch test.sh</text:span><text:span text:style-name="T10"/></text:p>
            <text:p text:style-name="P5" loext:marker-style-name="T10"><text:span text:style-name="T10">$ sudo chown student1 test.sh</text:span><text:span text:style-name="T10"/></text:p>
            <text:p text:style-name="P5" loext:marker-style-name="T10"><text:span text:style-name="T10">$ sudo chmod 700 test.sh</text:span><text:span text:style-name="T10"/></text:p>
            <text:p text:style-name="P14" loext:marker-style-name="T10">mca@MCA09:~/Desktop/network/lab1$ ls -l test.sh</text:p>
            <text:p text:style-name="P14" loext:marker-style-name="T10">-rwx------ 1 student2 root 0 Mar <text:s/>6 14:28 test.sh</text:p>
          </table:table-cell>
        </table:table-row>
        <table:table-row table:style-name="Table2.7">
          <table:table-cell table:style-name="Table2.A1" office:value-type="string">
            <text:p text:style-name="P3" loext:marker-style-name="T8"><text:span text:style-name="T10"><text:tab/><text:tab/></text:span><text:bookmark-end text:name="_Hlk223385463"/><text:span text:style-name="T8">II.</text:span></text:p>
          </table:table-cell>
          <table:table-cell table:style-name="Table2.A1" office:value-type="string">
            <text:p text:style-name="P3" loext:marker-style-name="T8"><text:span text:style-name="T8">a) </text:span><text:span text:style-name="T8"/></text:p>
            <text:p text:style-name="P12" loext:marker-style-name="T8"/>
          </table:table-cell>
          <table:table-cell table:style-name="Table2.A1" office:value-type="string">
            <text:p text:style-name="P5" loext:marker-style-name="T8"><text:span text:style-name="T8">Create a file </text:span><text:span text:style-name="T9">students.txt</text:span><text:span text:style-name="T8">, insert multiple lines using </text:span><text:span text:style-name="T9">cat</text:span><text:span text:style-name="T8">, and display lines containing the word "MCA". (Commands: </text:span><text:span text:style-name="T9">cat</text:span><text:span text:style-name="T8">, </text:span><text:span text:style-name="T9">grep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17" loext:marker-style-name="T10">mca@MCA09:~/Desktop/network/lab1$ cat &gt;students.txt</text:p>
            <text:p text:style-name="P17" loext:marker-style-name="T10">alfi mca</text:p>
            <text:p text:style-name="P17" loext:marker-style-name="T10">shahina mca</text:p>
            <text:p text:style-name="P17" loext:marker-style-name="T10">nadhna mca</text:p>
            <text:p text:style-name="P18" loext:marker-style-name="T10"><text:span text:style-name="T8">aneesa mca<text:line-break/></text:span><text:span text:style-name="T10">^D</text:span></text:p>
            <text:p text:style-name="P13" loext:marker-style-name="T10"><text:span text:style-name="T10">(Ctrl + D to save and exit)</text:span><text:span text:style-name="T10"/></text:p>
            <text:p text:style-name="P19" loext:marker-style-name="T10">mca@MCA09:~/Desktop/network/lab1$ grep "mca" students.txt</text:p>
            <text:p text:style-name="P19" loext:marker-style-name="T10">alfi mca</text:p>
            <text:p text:style-name="P19" loext:marker-style-name="T10"><text:soft-page-break/>shahina mca</text:p>
            <text:p text:style-name="P19" loext:marker-style-name="T10">nadhna mca</text:p>
            <text:p text:style-name="P19" loext:marker-style-name="T10">aneesa mca</text:p>
            <text:p text:style-name="P19" loext:marker-style-name="T10">rojina mca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3" loext:marker-style-name="T8"><text:span text:style-name="T8">b) </text:span><text:span text:style-name="T8"/></text:p>
            <text:p text:style-name="P12" loext:marker-style-name="T8"/>
          </table:table-cell>
          <table:table-cell table:style-name="Table2.A1" office:value-type="string">
            <text:p text:style-name="P5" loext:marker-style-name="T8"><text:span text:style-name="T8">Copy </text:span><text:span text:style-name="T9">students.txt</text:span><text:span text:style-name="T8"> to </text:span><text:span text:style-name="T9">backup.txt</text:span><text:span text:style-name="T8">, rename it to </text:span><text:span text:style-name="T9">final.txt</text:span><text:span text:style-name="T8">, and delete the original file. (Commands: </text:span><text:span text:style-name="T9">cp</text:span><text:span text:style-name="T8">, </text:span><text:span text:style-name="T9">mv</text:span><text:span text:style-name="T8">, </text:span><text:span text:style-name="T9">rm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14" loext:marker-style-name="T10">mca@MCA09:~/Desktop/network/lab1$ cp students.txt backup.txt</text:p>
            <text:p text:style-name="P14" loext:marker-style-name="T10">mca@MCA09:~/Desktop/network/lab1$ mv backup.txt final.txt</text:p>
            <text:p text:style-name="P14" loext:marker-style-name="T10">mca@MCA09:~/Desktop/network/lab1$ rm students.txt</text:p>
            <text:p text:style-name="P14" loext:marker-style-name="T10">mca@MCA09:~/Desktop/network/lab1$ ls</text:p>
            <text:p text:style-name="P14" loext:marker-style-name="T10">data.txt <text:s/>final.txt <text:s/>test.sh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6" loext:marker-style-name="T8"><text:span text:style-name="T8">c)</text:span><text:span text:style-name="T8"/></text:p>
          </table:table-cell>
          <table:table-cell table:style-name="Table2.A1" office:value-type="string">
            <text:p text:style-name="P8" loext:marker-style-name="T8"><text:span text:style-name="T8">Generate an SSH key pair and copy it to a remote system for password-less login. (Commands: </text:span><text:span text:style-name="T9">ssh-keygen</text:span><text:span text:style-name="T8">, </text:span><text:span text:style-name="T9">ssh-copy-id</text:span><text:span text:style-name="T8">, </text:span><text:span text:style-name="T9">ssh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20" loext:marker-style-name="T10">mca@MCA09:~/Desktop/network/lab1$ ssh-keygen</text:p>
            <text:p text:style-name="P20" loext:marker-style-name="T10">Generating public/private ed25519 key pair.</text:p>
            <text:p text:style-name="P20" loext:marker-style-name="T10">Enter file in which to save the key (/home/mca/.ssh/id_ed25519): <text:s/></text:p>
            <text:p text:style-name="P20" loext:marker-style-name="T10">/home/mca/.ssh/id_ed25519 already exists.</text:p>
            <text:p text:style-name="P20" loext:marker-style-name="T10">Overwrite (y/n)? y</text:p>
            <text:p text:style-name="P20" loext:marker-style-name="T10">Enter passphrase (empty for no passphrase): </text:p>
            <text:p text:style-name="P20" loext:marker-style-name="T10">Enter same passphrase again: </text:p>
            <text:p text:style-name="P20" loext:marker-style-name="T10">Your identification has been saved in /home/mca/.ssh/id_ed25519</text:p>
            <text:p text:style-name="P20" loext:marker-style-name="T10">Your public key has been saved in /home/mca/.ssh/id_ed25519.pub</text:p>
            <text:p text:style-name="P20" loext:marker-style-name="T10">The key fingerprint is:</text:p>
            <text:p text:style-name="P20" loext:marker-style-name="T10">SHA256:SWsk7rjKlj80OxErVykJUKzrmF9rhYsfuUgWf8O1nmk mca@MCA09</text:p>
          </table:table-cell>
        </table:table-row>
        <table:table-row table:style-name="Table2.1">
          <table:table-cell table:style-name="Table2.A1" office:value-type="string">
            <text:p text:style-name="P3" loext:marker-style-name="T8"><text:span text:style-name="T8">III.</text:span><text:span text:style-name="T8"/></text:p>
            <text:p text:style-name="P11" loext:marker-style-name="T8"/>
          </table:table-cell>
          <table:table-cell table:style-name="Table2.A1" office:value-type="string">
            <text:p text:style-name="P3" loext:marker-style-name="T8"><text:span text:style-name="T8">a) </text:span><text:span text:style-name="T8"/></text:p>
            <text:p text:style-name="P12" loext:marker-style-name="T8"/>
          </table:table-cell>
          <table:table-cell table:style-name="Table2.A1" office:value-type="string">
            <text:p text:style-name="P8" loext:marker-style-name="T8"><text:span text:style-name="T8">Count the number of words and lines in a file, then display the first 5 lines. (Commands: </text:span><text:span text:style-name="T9">wc</text:span><text:span text:style-name="T8">, </text:span><text:span text:style-name="T9">head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20" loext:marker-style-name="T10">mca@MCA09:~/Desktop/network/lab1$ wc data.txt</text:p>
            <text:p text:style-name="P20" loext:marker-style-name="T10"><text:s/>18 <text:s/>20 189 data.txt</text:p>
            <text:p text:style-name="P20" loext:marker-style-name="T10">mca@MCA09:~/Desktop/network/lab1$ head -n 5 data.txt</text:p>
            <text:p text:style-name="P20" loext:marker-style-name="T10">Linux Lab Experiment</text:p>
            <text:p text:style-name="P20" loext:marker-style-name="T10">cdjnjkfv</text:p>
            <text:p text:style-name="P20" loext:marker-style-name="T10">njvdj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3" loext:marker-style-name="T8"><text:span text:style-name="T8">b) </text:span><text:span text:style-name="T8"/></text:p>
            <text:p text:style-name="P12" loext:marker-style-name="T8"/>
          </table:table-cell>
          <table:table-cell table:style-name="Table2.A1" office:value-type="string">
            <text:p text:style-name="P8" loext:marker-style-name="T8"><text:span text:style-name="T8">Create 3 files and compress them into </text:span><text:span text:style-name="T9">archive.tar</text:span><text:span text:style-name="T8">, then extract into a new directory. (Commands: </text:span><text:span text:style-name="T9">touch</text:span><text:span text:style-name="T8">, </text:span><text:span text:style-name="T9">tar</text:span><text:span text:style-name="T8">, </text:span><text:span text:style-name="T9">mkdir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8" loext:marker-style-name="T10"><text:span text:style-name="T10">$ touch file1.txt file2.txt file3.txt</text:span><text:span text:style-name="T10"/></text:p>
            <text:p text:style-name="P8" loext:marker-style-name="T8"><text:span text:style-name="T8"><text:s text:c="52"/>touch → Creates empty files</text:span><text:span text:style-name="T8"/></text:p>
            <text:p text:style-name="P8" loext:marker-style-name="T10"><text:span text:style-name="T10">$ tar -cvf archive.tar file1.txt file2.txt file3.txt</text:span><text:span text:style-name="T10"/></text:p>
            <text:p text:style-name="P8" loext:marker-style-name="T8"><text:span text:style-name="T8">Output</text:span><text:span text:style-name="T8"/></text:p>
            <text:p text:style-name="P21" loext:marker-style-name="T8"><text:span text:style-name="T8">file1.txt</text:span><text:span text:style-name="T8"/></text:p>
            <text:p text:style-name="P21" loext:marker-style-name="T8"><text:span text:style-name="T8">file2.txt</text:span><text:span text:style-name="T8"/></text:p>
            <text:p text:style-name="P21" loext:marker-style-name="T8"><text:span text:style-name="T8">file3.txt</text:span><text:span text:style-name="T8"/></text:p>
            <text:p text:style-name="P21" loext:marker-style-name="T10"><text:span text:style-name="T10">$ mkdir extracted_files</text:span><text:span text:style-name="T10"/></text:p>
            <text:p text:style-name="P21" loext:marker-style-name="T10"><text:span text:style-name="T10">$ tar -xvf archive.tar -C extracted_files</text:span><text:span text:style-name="T10"/></text:p>
            <text:p text:style-name="P21" loext:marker-style-name="T10"><text:span text:style-name="T10">$ ls extracted_files</text:span><text:span text:style-name="T10"/></text:p>
            <text:p text:style-name="P21" loext:marker-style-name="T8"><text:span text:style-name="T8">output</text:span><text:span text:style-name="T8"/></text:p>
            <text:p text:style-name="P22" loext:marker-style-name="T8">file1.txt <text:s/>file2.txt <text:s/>file3.txtmca@MCA09:~/Desktop/network/lab1$ touch file1.txt file2.txt file3.txt</text:p>
            <text:p text:style-name="P22" loext:marker-style-name="T8">mca@MCA09:~/Desktop/network/lab1$ tar -cvf archive.tar file1.txt file2.txt file3.txt</text:p>
            <text:p text:style-name="P22" loext:marker-style-name="T8">file1.txt</text:p>
            <text:p text:style-name="P22" loext:marker-style-name="T8"><text:soft-page-break/>file2.txt</text:p>
            <text:p text:style-name="P22" loext:marker-style-name="T8">file3.txt</text:p>
            <text:p text:style-name="P22" loext:marker-style-name="T8">mca@MCA09:~/Desktop/network/lab1$ mkdir extracted_files</text:p>
            <text:p text:style-name="P22" loext:marker-style-name="T8">mca@MCA09:~/Desktop/network/lab1$ tar -xvf archive.tar -C extracted_files</text:p>
            <text:p text:style-name="P22" loext:marker-style-name="T8">file1.txt</text:p>
            <text:p text:style-name="P22" loext:marker-style-name="T8">file2.txt</text:p>
            <text:p text:style-name="P22" loext:marker-style-name="T8">file3.txt</text:p>
            <text:p text:style-name="P22" loext:marker-style-name="T8">mca@MCA09:~/Desktop/network/lab1$ tar extracted_files</text:p>
            <text:p text:style-name="P22" loext:marker-style-name="T8">tar: Old option 'f' requires an argument.</text:p>
            <text:p text:style-name="P22" loext:marker-style-name="T8">Try 'tar --help' or 'tar --usage' for more information.</text:p>
            <text:p text:style-name="P22" loext:marker-style-name="T8">mca@MCA09:~/Desktop/network/lab1$ ls extracted_files</text:p>
            <text:p text:style-name="P22" loext:marker-style-name="T8">file1.txt <text:s/>file2.txt <text:s/>file3.txt</text:p>
            <text:p text:style-name="P22" loext:marker-style-name="T8">mca@MCA09:~/Desktop/network/lab1$ </text:p>
            <text:p text:style-name="P22" loext:marker-style-name="T8"/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6" loext:marker-style-name="T8"><text:span text:style-name="T8">c)</text:span><text:span text:style-name="T8"/></text:p>
          </table:table-cell>
          <table:table-cell table:style-name="Table2.A1" office:value-type="string">
            <text:p text:style-name="P8" loext:marker-style-name="T8"><text:span text:style-name="T8">Search for lines that start with "Error" and do not contain the word "critical". (Commands: </text:span><text:span text:style-name="T9">grep '^Error'</text:span><text:span text:style-name="T8">, </text:span><text:span text:style-name="T9">grep -v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8" loext:marker-style-name="T10"><text:span text:style-name="T10">$ grep '^Error' logfile.txt | grep -v "critical"</text:span><text:span text:style-name="T10"/></text:p>
            <text:p text:style-name="P8" loext:marker-style-name="T8"><text:span text:style-name="T8">Output</text:span><text:span text:style-name="T8"/></text:p>
            <text:p text:style-name="P21" loext:marker-style-name="T8"><text:span text:style-name="T8">Error: Disk space low</text:span><text:span text:style-name="T8"/></text:p>
            <text:p text:style-name="P21" loext:marker-style-name="T8"><text:span text:style-name="T8">Error: Network timeout</text:span><text:span text:style-name="T8"/></text:p>
          </table:table-cell>
        </table:table-row>
        <table:table-row table:style-name="Table2.1">
          <table:table-cell table:style-name="Table2.A1" office:value-type="string">
            <text:p text:style-name="P8" loext:marker-style-name="T8"><text:span text:style-name="T8">IV.</text:span><text:span text:style-name="T8"/></text:p>
          </table:table-cell>
          <table:table-cell table:style-name="Table2.A1" office:value-type="string">
            <text:p text:style-name="P3" loext:marker-style-name="T8"><text:span text:style-name="T8">a) </text:span><text:span text:style-name="T8"/></text:p>
            <text:p text:style-name="P12" loext:marker-style-name="T8"/>
          </table:table-cell>
          <table:table-cell table:style-name="Table2.A1" office:value-type="string">
            <text:p text:style-name="P5" loext:marker-style-name="T8"><text:span text:style-name="T8">Create a file using </text:span><text:span text:style-name="T9">echo</text:span><text:span text:style-name="T8">, append additional content using redirection (</text:span><text:span text:style-name="T9">&gt;&gt;</text:span><text:span text:style-name="T8">), and display using </text:span><text:span text:style-name="T9">less</text:span><text:span text:style-name="T8">. (Commands: </text:span><text:span text:style-name="T9">echo</text:span><text:span text:style-name="T8">, </text:span><text:span text:style-name="T9">&gt;&gt;</text:span><text:span text:style-name="T8">, </text:span><text:span text:style-name="T9">less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5" loext:marker-style-name="T10"><text:span text:style-name="T10">$ echo "Linux Operating System" &gt; sample.txt</text:span><text:span text:style-name="T10"/></text:p>
            <text:p text:style-name="P5" loext:marker-style-name="T10"><text:span text:style-name="T10">$ echo "Shell Scripting Basics" &gt;&gt; sample.txt</text:span><text:span text:style-name="T10"/></text:p>
            <text:p text:style-name="P5" loext:marker-style-name="T10"><text:span text:style-name="T10">$ less sample.txt</text:span><text:span text:style-name="T10"/></text:p>
            <text:p text:style-name="P5" loext:marker-style-name="T8"><text:span text:style-name="T8">Output</text:span><text:span text:style-name="T8"/></text:p>
            <text:p text:style-name="P13" loext:marker-style-name="T8"><text:span text:style-name="T8">Linux Operating System</text:span><text:span text:style-name="T8"/></text:p>
            <text:p text:style-name="P13" loext:marker-style-name="T8"><text:span text:style-name="T8">Shell Scripting Basics <text:s text:c="2"/>(</text:span><text:span text:style-name="T10">Press q to exit from less.)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3" loext:marker-style-name="T8"><text:span text:style-name="T8">b) </text:span><text:span text:style-name="T8"/></text:p>
            <text:p text:style-name="P12" loext:marker-style-name="T8"/>
          </table:table-cell>
          <table:table-cell table:style-name="Table2.A1" office:value-type="string">
            <text:p text:style-name="P5" loext:marker-style-name="T8"><text:span text:style-name="T8">Grant read and write permission to the group for </text:span><text:span text:style-name="T9">final.txt</text:span><text:span text:style-name="T8">, and verify permissions.(Commands: </text:span><text:span text:style-name="T9">chmod</text:span><text:span text:style-name="T8">, </text:span><text:span text:style-name="T9">ls -l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14" loext:marker-style-name="T10">mca@MCA09:~/Desktop/network/lab1$ chmod g+rw final.txt</text:p>
            <text:p text:style-name="P14" loext:marker-style-name="T10">mca@MCA09:~/Desktop/network/lab1$ ls -l final.txt</text:p>
            <text:p text:style-name="P14" loext:marker-style-name="T10">-rw-rw-r-- 1 mca mca 65 Mar <text:s/>6 14:35 final.txt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6" loext:marker-style-name="T8"><text:span text:style-name="T8">c)</text:span><text:span text:style-name="T8"/></text:p>
          </table:table-cell>
          <table:table-cell table:style-name="Table2.A1" office:value-type="string">
            <text:p text:style-name="P5" loext:marker-style-name="T8"><text:span text:style-name="T8">Display running processes of the current logged-in user in detailed format and show disk usage in human-readable format.<text:line-break/>(Commands: </text:span><text:span text:style-name="T9">ps</text:span><text:span text:style-name="T8">, </text:span><text:span text:style-name="T9">df -h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15" loext:marker-style-name="T10">mca@MCA09:~/Desktop/network/lab1$ ps -u $USER -f</text:p>
            <text:p text:style-name="P15" loext:marker-style-name="T10">UID <text:s text:c="9"/>PID <text:s text:c="3"/>PPID <text:s/>C STIME TTY <text:s text:c="9"/>TIME CMD</text:p>
            <text:p text:style-name="P15" loext:marker-style-name="T10">mca <text:s text:c="8"/>1529 <text:s text:c="6"/>1 <text:s/>0 14:01 ? <text:s text:c="7"/>00:00:00 /usr/lib/systemd/systemd --u</text:p>
            <text:p text:style-name="P15" loext:marker-style-name="T10">mca <text:s text:c="8"/>1530 <text:s text:c="3"/>1529 <text:s/>0 14:01 ? <text:s text:c="7"/>00:00:00 (sd-pam)</text:p>
            <text:p text:style-name="P15" loext:marker-style-name="T10">mca <text:s text:c="8"/>1551 <text:s text:c="3"/>1529 <text:s/>0 14:01 ? <text:s text:c="7"/>00:00:13 /usr/bin/pipewire</text:p>
            <text:p text:style-name="P15" loext:marker-style-name="T10">mca@MCA09:~/Desktop/network/lab1$ df -h</text:p>
            <text:p text:style-name="P15" loext:marker-style-name="T10">Filesystem <text:s text:c="5"/>Size <text:s/>Used Avail Use% Mounted on</text:p>
            <text:p text:style-name="P15" loext:marker-style-name="T10">tmpfs <text:s text:c="10"/>1.6G <text:s/>2.4M <text:s/>1.6G <text:s text:c="2"/>1% /run</text:p>
            <text:p text:style-name="P15" loext:marker-style-name="T10">/dev/nvme0n1p6 <text:s/>152G <text:s text:c="2"/>41G <text:s/>104G <text:s/>29% /</text:p>
          </table:table-cell>
        </table:table-row>
        <table:table-row table:style-name="Table2.1">
          <table:table-cell table:style-name="Table2.A1" office:value-type="string">
            <text:p text:style-name="P23" loext:marker-style-name="T8"><text:span text:style-name="T8">V.</text:span><text:span text:style-name="T8"/></text:p>
          </table:table-cell>
          <table:table-cell table:style-name="Table2.A1" office:value-type="string">
            <text:p text:style-name="P3" loext:marker-style-name="T8"><text:span text:style-name="T8">a) </text:span><text:span text:style-name="T8"/></text:p>
            <text:p text:style-name="P12" loext:marker-style-name="T8"/>
          </table:table-cell>
          <table:table-cell table:style-name="Table2.A1" office:value-type="string">
            <text:p text:style-name="P5" loext:marker-style-name="T8"><text:span text:style-name="T8">Find all </text:span><text:span text:style-name="T9">.txt</text:span><text:span text:style-name="T8"> files in the current directory and show their details.<text:line-break/>(Commands: </text:span><text:span text:style-name="T9">find</text:span><text:span text:style-name="T8">, </text:span><text:span text:style-name="T9">ls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15" loext:marker-style-name="T10">mca@MCA09:~/Desktop/network/lab1$ find . -name "*.txt"</text:p>
            <text:p text:style-name="P15" loext:marker-style-name="T10">./final.txt</text:p>
            <text:p text:style-name="P15" loext:marker-style-name="T10">./extracted_files/file1.txt</text:p>
            <text:p text:style-name="P15" loext:marker-style-name="T10">./extracted_files/file3.txt</text:p>
            <text:p text:style-name="P15" loext:marker-style-name="T10"><text:soft-page-break/>./extracted_files/file2.txt</text:p>
            <text:p text:style-name="P15" loext:marker-style-name="T10">mca@MCA09:~/Desktop/network/lab1$ ls -l *.txt</text:p>
            <text:p text:style-name="P15" loext:marker-style-name="T10">-rw-rw-r-- 1 mca mca 189 Mar <text:s/>6 14:19 data.txt</text:p>
            <text:p text:style-name="P15" loext:marker-style-name="T10">-rw-rw-r-- 1 mca mca <text:s text:c="2"/>0 Mar <text:s/>6 14:46 file1.txt</text:p>
            <text:p text:style-name="P13" loext:marker-style-name="T10"><text:span text:style-name="T8">-rw-r--r-- 1 user user 200 Mar 4 10:22 students.txt</text:span><text:span text:style-name="T10"/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3" loext:marker-style-name="T8"><text:span text:style-name="T8">b) </text:span><text:span text:style-name="T8"/></text:p>
            <text:p text:style-name="P12" loext:marker-style-name="T8"/>
          </table:table-cell>
          <table:table-cell table:style-name="Table2.A1" office:value-type="string">
            <text:p text:style-name="P5" loext:marker-style-name="T8"><text:span text:style-name="T8">Extract the first column from a file using </text:span><text:span text:style-name="T9">cut</text:span><text:span text:style-name="T8">, combine it with another file using </text:span><text:span text:style-name="T9">paste</text:span><text:span text:style-name="T8">, and save the output using redirection.(Commands: </text:span><text:span text:style-name="T9">cut</text:span><text:span text:style-name="T8">, </text:span><text:span text:style-name="T9">paste</text:span><text:span text:style-name="T8">, </text:span><text:span text:style-name="T9">&gt;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24" loext:marker-style-name="T10">mca@MCA09:~/Desktop/network/lab1$ cat &gt;file1.txt</text:p>
            <text:p text:style-name="P24" loext:marker-style-name="T10">anu</text:p>
            <text:p text:style-name="P24" loext:marker-style-name="T10">rahul</text:p>
            <text:p text:style-name="P24" loext:marker-style-name="T10">meera</text:p>
            <text:p text:style-name="P15" loext:marker-style-name="T10">mca@MCA09:~/Desktop/network/lab1$ cat &gt;file2.txt</text:p>
            <text:p text:style-name="P15" loext:marker-style-name="T10">Mca</text:p>
            <text:p text:style-name="P15" loext:marker-style-name="T10">Bca</text:p>
            <text:p text:style-name="P15" loext:marker-style-name="T10">Msc</text:p>
            <text:p text:style-name="P15" loext:marker-style-name="T10">mca@MCA09:~/Desktop/network/lab1$ cut -d " " -f1 file1.txt</text:p>
            <text:p text:style-name="P15" loext:marker-style-name="T10">anu</text:p>
            <text:p text:style-name="P15" loext:marker-style-name="T10">rahul</text:p>
            <text:p text:style-name="P15" loext:marker-style-name="T10">meera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6" loext:marker-style-name="T8"><text:span text:style-name="T8">c)</text:span><text:span text:style-name="T8"/></text:p>
          </table:table-cell>
          <table:table-cell table:style-name="Table2.A1" office:value-type="string">
            <text:p text:style-name="P5" loext:marker-style-name="T8"><text:span text:style-name="T8">Monitor system processes using </text:span><text:span text:style-name="T9">top</text:span><text:span text:style-name="T8">, exit the command properly, then list current directory contents with detailed permissions. (Commands: </text:span><text:span text:style-name="T9">top</text:span><text:span text:style-name="T8">, </text:span><text:span text:style-name="T9">ls -l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8"/>
          </table:table-cell>
          <table:table-cell table:style-name="Table2.A1" office:value-type="string">
            <text:p text:style-name="P12" loext:marker-style-name="T8"/>
          </table:table-cell>
          <table:table-cell table:style-name="Table2.A1" office:value-type="string">
            <text:p text:style-name="P5" loext:marker-style-name="T10"><text:span text:style-name="T10">$ cut -d " " -f1 file1.txt | paste - file2.txt &gt; result.txt</text:span><text:span text:style-name="T10"/></text:p>
            <text:p text:style-name="P14" loext:marker-style-name="T10">mca@MCA09:~/Desktop/network/lab1$ cat result.txt</text:p>
            <text:p text:style-name="P14" loext:marker-style-name="T10">anu<text:tab/>Mca</text:p>
            <text:p text:style-name="P14" loext:marker-style-name="T10">rahul<text:tab/>Bca</text:p>
            <text:p text:style-name="P14" loext:marker-style-name="T10">meera<text:tab/>Msc</text:p>
          </table:table-cell>
        </table:table-row>
      </table:table>
      <text:p text:style-name="P25" loext:marker-style-name="T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Symbol" style:font-charset="x-symbol"/>
      </text:list-level-style-bullet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heena Jabbar</meta:initial-creator>
    <meta:editing-cycles>20</meta:editing-cycles>
    <meta:creation-date>2026-03-02T16:13:00</meta:creation-date>
    <dc:date>2026-03-06T15:28:21.814530263</dc:date>
    <meta:editing-duration>PT4H27M42S</meta:editing-duration>
    <meta:generator>LibreOffice/25.8.5.2$Linux_X86_64 LibreOffice_project/252c20f6956e3db0b52e6e2f9dda67263513c8fc</meta:generator>
    <meta:document-statistic meta:table-count="2" meta:image-count="0" meta:object-count="0" meta:page-count="5" meta:paragraph-count="206" meta:word-count="1162" meta:character-count="8149" meta:non-whitespace-character-count="6990"/>
    <meta:user-defined meta:name="AppVersion">16.0000</meta:user-defined>
    <meta:template xlink:type="simple" xlink:actuate="onRequest" xlink:title="Normal" xlink:href=""/>
  </office:meta>
</office:document-meta>
</file>